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f29d" officeooo:paragraph-rsid="0010f29d"/>
    </style:style>
    <style:style style:name="P2" style:family="paragraph" style:parent-style-name="Standard">
      <style:paragraph-properties fo:text-align="center" style:justify-single-word="false"/>
      <style:text-properties officeooo:rsid="0010f29d" officeooo:paragraph-rsid="0010f29d"/>
    </style:style>
    <style:style style:name="P3" style:family="paragraph" style:parent-style-name="Standard">
      <style:text-properties officeooo:rsid="0010f29d" officeooo:paragraph-rsid="001298a1"/>
    </style:style>
    <style:style style:name="P4" style:family="paragraph" style:parent-style-name="Standard">
      <style:text-properties fo:font-style="italic" officeooo:rsid="0010f29d" officeooo:paragraph-rsid="0010f29d" style:font-style-asian="italic" style:font-style-complex="italic"/>
    </style:style>
    <style:style style:name="P5" style:family="paragraph" style:parent-style-name="Standard">
      <style:text-properties officeooo:rsid="00122641" officeooo:paragraph-rsid="00122641"/>
    </style:style>
    <style:style style:name="P6" style:family="paragraph" style:parent-style-name="Standard">
      <style:text-properties officeooo:rsid="001298a1" officeooo:paragraph-rsid="001298a1"/>
    </style:style>
    <style:style style:name="P7" style:family="paragraph" style:parent-style-name="Standard">
      <style:text-properties officeooo:rsid="001298a1" officeooo:paragraph-rsid="0012fabd"/>
    </style:style>
    <style:style style:name="P8" style:family="paragraph" style:parent-style-name="Standard">
      <style:text-properties officeooo:rsid="0012fabd" officeooo:paragraph-rsid="0012fabd"/>
    </style:style>
    <style:style style:name="P9" style:family="paragraph" style:parent-style-name="Standard">
      <style:text-properties officeooo:rsid="0012fabd" officeooo:paragraph-rsid="0017f335"/>
    </style:style>
    <style:style style:name="P10" style:family="paragraph" style:parent-style-name="Standard">
      <style:text-properties fo:font-weight="bold" officeooo:rsid="001298a1" officeooo:paragraph-rsid="0012fabd" style:font-weight-asian="bold" style:font-weight-complex="bold"/>
    </style:style>
    <style:style style:name="P11" style:family="paragraph" style:parent-style-name="Standard">
      <style:text-properties officeooo:rsid="00147244" officeooo:paragraph-rsid="001cb109"/>
    </style:style>
    <style:style style:name="P12" style:family="paragraph" style:parent-style-name="Standard">
      <style:text-properties officeooo:rsid="0016b79d" officeooo:paragraph-rsid="0017f335"/>
    </style:style>
    <style:style style:name="P13" style:family="paragraph" style:parent-style-name="Standard">
      <style:text-properties officeooo:rsid="0017f335" officeooo:paragraph-rsid="001e2716"/>
    </style:style>
    <style:style style:name="P14" style:family="paragraph" style:parent-style-name="Standard">
      <style:text-properties officeooo:rsid="001e2716" officeooo:paragraph-rsid="001e2716"/>
    </style:style>
    <style:style style:name="P1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2264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22641"/>
    </style:style>
    <style:style style:name="T4" style:family="text">
      <style:text-properties style:text-position="sub 58%" officeooo:rsid="001298a1"/>
    </style:style>
    <style:style style:name="T5" style:family="text">
      <style:text-properties style:text-position="sub 58%" officeooo:rsid="0012fabd"/>
    </style:style>
    <style:style style:name="T6" style:family="text">
      <style:text-properties style:text-position="sub 58%" fo:font-weight="bold" officeooo:rsid="00122641" style:font-weight-asian="bold" style:font-weight-complex="bold"/>
    </style:style>
    <style:style style:name="T7" style:family="text">
      <style:text-properties style:text-position="sub 58%" fo:font-weight="bold" officeooo:rsid="0012fabd" style:font-weight-asian="bold" style:font-weight-complex="bold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weight="normal" officeooo:rsid="0012fabd" style:font-weight-asian="normal" style:font-weight-complex="normal"/>
    </style:style>
    <style:style style:name="T10" style:family="text">
      <style:text-properties style:text-position="sub 58%" fo:font-weight="normal" officeooo:rsid="0017f335" style:font-weight-asian="normal" style:font-weight-complex="normal"/>
    </style:style>
    <style:style style:name="T11" style:family="text">
      <style:text-properties style:text-position="sub 58%" fo:font-weight="normal" officeooo:rsid="001cb109" style:font-weight-asian="normal" style:font-weight-complex="normal"/>
    </style:style>
    <style:style style:name="T12" style:family="text">
      <style:text-properties style:text-position="sub 58%" officeooo:rsid="0017f335"/>
    </style:style>
    <style:style style:name="T13" style:family="text">
      <style:text-properties style:text-position="sub 58%" officeooo:rsid="001dcf6f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122641"/>
    </style:style>
    <style:style style:name="T16" style:family="text">
      <style:text-properties style:text-position="0% 100%" officeooo:rsid="001298a1"/>
    </style:style>
    <style:style style:name="T17" style:family="text">
      <style:text-properties style:text-position="0% 100%" officeooo:rsid="0012fabd"/>
    </style:style>
    <style:style style:name="T18" style:family="text">
      <style:text-properties style:text-position="0% 100%" fo:font-weight="bold" officeooo:rsid="00122641" style:font-weight-asian="bold" style:font-weight-complex="bold"/>
    </style:style>
    <style:style style:name="T19" style:family="text">
      <style:text-properties style:text-position="0% 100%" fo:font-weight="bold" officeooo:rsid="0012fabd" style:font-weight-asian="bold" style:font-weight-complex="bold"/>
    </style:style>
    <style:style style:name="T20" style:family="text">
      <style:text-properties style:text-position="0% 100%" officeooo:rsid="00139421"/>
    </style:style>
    <style:style style:name="T21" style:family="text">
      <style:text-properties style:text-position="0% 100%" officeooo:rsid="0015cdc4"/>
    </style:style>
    <style:style style:name="T22" style:family="text">
      <style:text-properties style:text-position="0% 100%" officeooo:rsid="0016b79d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0% 100%" fo:font-weight="normal" officeooo:rsid="00122641" style:font-weight-asian="normal" style:font-weight-complex="normal"/>
    </style:style>
    <style:style style:name="T25" style:family="text">
      <style:text-properties style:text-position="0% 100%" fo:font-weight="normal" officeooo:rsid="0016b79d" style:font-weight-asian="normal" style:font-weight-complex="normal"/>
    </style:style>
    <style:style style:name="T26" style:family="text">
      <style:text-properties style:text-position="0% 100%" fo:font-weight="normal" officeooo:rsid="0012fabd" style:font-weight-asian="normal" style:font-weight-complex="normal"/>
    </style:style>
    <style:style style:name="T27" style:family="text">
      <style:text-properties style:text-position="0% 100%" fo:font-weight="normal" officeooo:rsid="0017f335" style:font-weight-asian="normal" style:font-weight-complex="normal"/>
    </style:style>
    <style:style style:name="T28" style:family="text">
      <style:text-properties style:text-position="0% 100%" fo:font-weight="normal" officeooo:rsid="001cb109" style:font-weight-asian="normal" style:font-weight-complex="normal"/>
    </style:style>
    <style:style style:name="T29" style:family="text">
      <style:text-properties style:text-position="0% 100%" fo:font-weight="normal" officeooo:rsid="001e2716" style:font-weight-asian="normal" style:font-weight-complex="normal"/>
    </style:style>
    <style:style style:name="T30" style:family="text">
      <style:text-properties style:text-position="0% 100%" fo:font-weight="normal" officeooo:rsid="001fd5a4" style:font-weight-asian="normal" style:font-weight-complex="normal"/>
    </style:style>
    <style:style style:name="T31" style:family="text">
      <style:text-properties style:text-position="0% 100%" officeooo:rsid="00147244"/>
    </style:style>
    <style:style style:name="T32" style:family="text">
      <style:text-properties style:text-position="0% 100%" officeooo:rsid="0017f335"/>
    </style:style>
    <style:style style:name="T33" style:family="text">
      <style:text-properties style:text-position="0% 100%" officeooo:rsid="001dcf6f"/>
    </style:style>
    <style:style style:name="T34" style:family="text">
      <style:text-properties style:text-position="0% 100%" officeooo:rsid="001e2716"/>
    </style:style>
    <style:style style:name="T35" style:family="text">
      <style:text-properties style:text-position="0% 100%" officeooo:rsid="001fd5a4"/>
    </style:style>
    <style:style style:name="T36" style:family="text">
      <style:text-properties style:text-position="0% 100%" officeooo:rsid="002085cc"/>
    </style:style>
    <style:style style:name="T37" style:family="text">
      <style:text-properties style:text-position="0% 100%" officeooo:rsid="00211bb4"/>
    </style:style>
    <style:style style:name="T38" style:family="text">
      <style:text-properties style:text-position="super 58%" officeooo:rsid="00122641"/>
    </style:style>
    <style:style style:name="T39" style:family="text">
      <style:text-properties style:text-position="super 58%" officeooo:rsid="0012fabd"/>
    </style:style>
    <style:style style:name="T40" style:family="text">
      <style:text-properties officeooo:rsid="001298a1"/>
    </style:style>
    <style:style style:name="T41" style:family="text">
      <style:text-properties officeooo:rsid="0012fabd"/>
    </style:style>
    <style:style style:name="T42" style:family="text">
      <style:text-properties officeooo:rsid="00139421"/>
    </style:style>
    <style:style style:name="T43" style:family="text">
      <style:text-properties officeooo:rsid="001fd5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The Law of Impulse Displacement</text:h>
      <text:p text:style-name="P2">by Sven Nilsen, 2018</text:p>
      <text:p text:style-name="P1"/>
      <text:p text:style-name="P4">In this paper I represent a law of impulse displacement that can be used <text:span text:style-name="T43">by agents</text:span> to <text:span text:style-name="T43">quickly and cheaply consider alternative actions with varied force on an actuator such as a rotationally stable wing flap. The method assumes predicting Newtonian interactions with normalized virtual particles.</text:span></text:p>
      <text:p text:style-name="P1"/>
      <text:p text:style-name="P1">When two <text:span text:style-name="T40">Newtonian </text:span>particles starting in same physical state are influenced <text:span text:style-name="T40">by same</text:span> characteristic impulse function, <text:span text:style-name="T1">modeled as a normalized virtual particle transformed by a scale force and time interval, they end up in a relative physical state (a dual number equation):</text:span></text:p>
      <text:p text:style-name="P1"/>
      <text:p text:style-name="P3"><text:tab/><text:span text:style-name="T15">Δ</text:span><text:span text:style-name="T1">s</text:span><text:span text:style-name="T3">0</text:span><text:span text:style-name="T15"> / </text:span><text:span text:style-name="T16">(</text:span><text:span text:style-name="T15">Δt</text:span><text:span text:style-name="T3">0</text:span><text:span text:style-name="T38">2</text:span><text:span text:style-name="T15"> F</text:span><text:span text:style-name="T4">0</text:span><text:span text:style-name="T16">)</text:span><text:span text:style-name="T1"> + </text:span><text:span text:style-name="T15">Δ</text:span><text:span text:style-name="T1">v</text:span><text:span text:style-name="T3">0</text:span><text:span text:style-name="T1"> / (Δt</text:span><text:span text:style-name="T3">0</text:span><text:span text:style-name="T15"> </text:span><text:span text:style-name="T16">F</text:span><text:span text:style-name="T4">0</text:span><text:span text:style-name="T16">)</text:span><text:span text:style-name="T1"> ε = </text:span><text:span text:style-name="T15">Δ</text:span><text:span text:style-name="T1">s</text:span><text:span text:style-name="T3">1</text:span><text:span text:style-name="T1"> / (Δt</text:span><text:span text:style-name="T3">1</text:span><text:span text:style-name="T38">2</text:span><text:span text:style-name="T15"> </text:span><text:span text:style-name="T16">F</text:span><text:span text:style-name="T4">1</text:span><text:span text:style-name="T16">)</text:span><text:span text:style-name="T1"> + </text:span><text:span text:style-name="T15">Δ</text:span><text:span text:style-name="T1">v</text:span><text:span text:style-name="T3">1</text:span><text:span text:style-name="T1"> / (Δt</text:span><text:span text:style-name="T3">1</text:span><text:span text:style-name="T15"> </text:span><text:span text:style-name="T16">F</text:span><text:span text:style-name="T4">1</text:span><text:span text:style-name="T16">) </text:span><text:span text:style-name="T1">ε</text:span></text:p>
      <text:p text:style-name="P1"/>
      <text:p text:style-name="P5">This means that <text:span text:style-name="T40">the observed physical state resulting from using actuators in a certain way, can be used to predict the physical state when using the same actuators in a slightly different way. For example, the agent can use more or less force or execute the same instructions slower or faster.</text:span></text:p>
      <text:p text:style-name="P5"/>
      <text:p text:style-name="P6"><text:span text:style-name="T42">By compensating the time interval for the change in force, one obtains two simple equations:</text:span></text:p>
      <text:p text:style-name="P6"/>
      <text:p text:style-name="P7"><text:tab/> Δ<text:span text:style-name="T41">t</text:span><text:span text:style-name="T5">0</text:span><text:span text:style-name="T41"> = Δt / F</text:span><text:span text:style-name="T5">0</text:span></text:p>
      <text:p text:style-name="P7"><text:span text:style-name="T17"><text:tab/> Δt</text:span><text:span text:style-name="T5">1</text:span><text:span text:style-name="T17"> = Δt / F</text:span><text:span text:style-name="T5">1</text:span></text:p>
      <text:p text:style-name="P7"><text:span text:style-name="T17"/></text:p>
      <text:p text:style-name="P7"><text:span text:style-name="T17"><text:tab/></text:span><text:span text:style-name="T15">Δs</text:span><text:span text:style-name="T3">0</text:span><text:span text:style-name="T15"> / </text:span><text:span text:style-name="T14">(</text:span><text:span text:style-name="T15">Δt</text:span><text:span text:style-name="T3">0</text:span><text:span text:style-name="T38">2</text:span><text:span text:style-name="T15"> F</text:span><text:span text:style-name="T2">0</text:span><text:span text:style-name="T14">)</text:span><text:span text:style-name="T15"> + Δv</text:span><text:span text:style-name="T3">0</text:span><text:span text:style-name="T15"> / (Δt</text:span><text:span text:style-name="T3">0</text:span><text:span text:style-name="T15"> </text:span><text:span text:style-name="T14">F</text:span><text:span text:style-name="T2">0</text:span><text:span text:style-name="T14">)</text:span><text:span text:style-name="T15"> ε = Δs</text:span><text:span text:style-name="T3">1</text:span><text:span text:style-name="T15"> / (Δt</text:span><text:span text:style-name="T3">1</text:span><text:span text:style-name="T38">2</text:span><text:span text:style-name="T15"> </text:span><text:span text:style-name="T14">F</text:span><text:span text:style-name="T2">1</text:span><text:span text:style-name="T14">)</text:span><text:span text:style-name="T15"> + Δv</text:span><text:span text:style-name="T3">1</text:span><text:span text:style-name="T15"> / (Δt</text:span><text:span text:style-name="T3">1</text:span><text:span text:style-name="T15"> </text:span><text:span text:style-name="T14">F</text:span><text:span text:style-name="T2">1</text:span><text:span text:style-name="T14">) </text:span><text:span text:style-name="T15">ε</text:span></text:p>
      <text:p text:style-name="P7"><text:span text:style-name="T15"><text:tab/>Δs</text:span><text:span text:style-name="T3">0</text:span><text:span text:style-name="T15"> </text:span><text:span text:style-name="T17">F</text:span><text:span text:style-name="T5">0</text:span><text:span text:style-name="T39">2</text:span><text:span text:style-name="T17"> </text:span><text:span text:style-name="T15">/ </text:span><text:span text:style-name="T14">(</text:span><text:span text:style-name="T15">Δt</text:span><text:span text:style-name="T38">2</text:span><text:span text:style-name="T15"> F</text:span><text:span text:style-name="T2">0</text:span><text:span text:style-name="T14">)</text:span><text:span text:style-name="T15"> + Δv</text:span><text:span text:style-name="T3">0</text:span><text:span text:style-name="T15"> </text:span><text:span text:style-name="T17">F</text:span><text:span text:style-name="T5">0</text:span><text:span text:style-name="T17"> </text:span><text:span text:style-name="T15">/ (Δt </text:span><text:span text:style-name="T14">F</text:span><text:span text:style-name="T2">0</text:span><text:span text:style-name="T14">)</text:span><text:span text:style-name="T15"> ε = Δs</text:span><text:span text:style-name="T3">1</text:span><text:span text:style-name="T15"> </text:span><text:span text:style-name="T17">F</text:span><text:span text:style-name="T5">1</text:span><text:span text:style-name="T39">2</text:span><text:span text:style-name="T17"> </text:span><text:span text:style-name="T15">/ (Δt</text:span><text:span text:style-name="T38">2</text:span><text:span text:style-name="T15"> </text:span><text:span text:style-name="T14">F</text:span><text:span text:style-name="T2">1</text:span><text:span text:style-name="T14">)</text:span><text:span text:style-name="T15"> + Δv</text:span><text:span text:style-name="T3">1</text:span><text:span text:style-name="T15"> </text:span><text:span text:style-name="T17">F</text:span><text:span text:style-name="T5">1</text:span><text:span text:style-name="T17"> </text:span><text:span text:style-name="T15">/ (Δt </text:span><text:span text:style-name="T14">F</text:span><text:span text:style-name="T2">1</text:span><text:span text:style-name="T14">) </text:span><text:span text:style-name="T15">ε</text:span></text:p>
      <text:p text:style-name="P7"><text:span text:style-name="T15"><text:tab/>Δs</text:span><text:span text:style-name="T3">0</text:span><text:span text:style-name="T15"> </text:span><text:span text:style-name="T17">F</text:span><text:span text:style-name="T5">0</text:span><text:span text:style-name="T17"> </text:span><text:span text:style-name="T15">/ Δt</text:span><text:span text:style-name="T38">2</text:span><text:span text:style-name="T15"> + Δv</text:span><text:span text:style-name="T3">0</text:span><text:span text:style-name="T15"> / Δt ε = Δs</text:span><text:span text:style-name="T3">1</text:span><text:span text:style-name="T15"> </text:span><text:span text:style-name="T17">F</text:span><text:span text:style-name="T5">1</text:span><text:span text:style-name="T17"> </text:span><text:span text:style-name="T15">/ Δt</text:span><text:span text:style-name="T38">2</text:span><text:span text:style-name="T15"> + Δv</text:span><text:span text:style-name="T3">1</text:span><text:span text:style-name="T17"> </text:span><text:span text:style-name="T15">/ Δt</text:span><text:span text:style-name="T14"> </text:span><text:span text:style-name="T15">ε</text:span></text:p>
      <text:p text:style-name="P7"><text:span text:style-name="T15"><text:tab/>Δs</text:span><text:span text:style-name="T3">0</text:span><text:span text:style-name="T15"> </text:span><text:span text:style-name="T17">F</text:span><text:span text:style-name="T5">0</text:span><text:span text:style-name="T17"> </text:span><text:span text:style-name="T15">/ Δt + Δv</text:span><text:span text:style-name="T3">0</text:span><text:span text:style-name="T15"> ε = Δs</text:span><text:span text:style-name="T3">1</text:span><text:span text:style-name="T15"> </text:span><text:span text:style-name="T17">F</text:span><text:span text:style-name="T5">1</text:span><text:span text:style-name="T17"> </text:span><text:span text:style-name="T15">/ Δt + Δv</text:span><text:span text:style-name="T3">1</text:span><text:span text:style-name="T14"> </text:span><text:span text:style-name="T15">ε</text:span></text:p>
      <text:p text:style-name="P7"><text:span text:style-name="T15"/></text:p>
      <text:p text:style-name="P7"><text:span text:style-name="T15"><text:tab/></text:span><text:span text:style-name="T18">Δs</text:span><text:span text:style-name="T6">0</text:span><text:span text:style-name="T18"> </text:span><text:span text:style-name="T19">F</text:span><text:span text:style-name="T7">0</text:span><text:span text:style-name="T18"> = Δs</text:span><text:span text:style-name="T6">1</text:span><text:span text:style-name="T18"> </text:span><text:span text:style-name="T19">F</text:span><text:span text:style-name="T7">1</text:span></text:p>
      <text:p text:style-name="P10"><text:span text:style-name="T15"><text:tab/>Δv</text:span><text:span text:style-name="T3">0</text:span><text:span text:style-name="T15"> = Δv</text:span><text:span text:style-name="T3">1</text:span></text:p>
      <text:p text:style-name="P7"><text:span text:style-name="T15"/></text:p>
      <text:p text:style-name="P8"><text:span text:style-name="T15">T</text:span><text:span text:style-name="T14">his means the particles have the same velocity, but they are located at different positions </text:span><text:span text:style-name="T20">after the physical interaction (in addition to their displacements in time). The space displacement is determined by the scale force used to control the impulse.</text:span></text:p>
      <text:p text:style-name="P8"><text:span text:style-name="T20"/></text:p>
      <text:p text:style-name="P12"><text:span text:style-name="T20">I</text:span><text:span text:style-name="T14">t might seem, at first sight, that using higher force results in less displacement, but remember that these positions </text:span><text:span text:style-name="T37">do</text:span><text:span text:style-name="T14"> not </text:span><text:span text:style-name="T37">have</text:span><text:span text:style-name="T14"> the </text:span><text:span text:style-name="T33">same </text:span><text:span text:style-name="T14">time. </text:span><text:span text:style-name="T20">S</text:span><text:span text:style-name="T31">ince one particle is ahead of the other in time, its velocity </text:span><text:span text:style-name="T21">will move it forward </text:span><text:span text:style-name="T14">while the other has not yet reached the final velocity. At the moment both particles have final velocity, the displacement between them will be:</text:span></text:p>
      <text:p text:style-name="P8"><text:span text:style-name="T20"/></text:p>
      <text:p text:style-name="P9"><text:span text:style-name="T20"><text:tab/></text:span><text:span text:style-name="T24">Δ</text:span><text:span text:style-name="T27">s</text:span><text:span text:style-name="T10">0</text:span><text:span text:style-name="T27">’ = </text:span><text:span text:style-name="T24">Δs</text:span><text:span text:style-name="T11">0</text:span><text:span text:style-name="T24"> </text:span><text:span text:style-name="T23">– </text:span><text:span text:style-name="T24">Δs</text:span><text:span text:style-name="T11">1</text:span><text:span text:style-name="T24"> </text:span><text:span text:style-name="T25">+</text:span><text:span text:style-name="T8"> </text:span><text:span text:style-name="T15">Δv</text:span><text:span text:style-name="T3"> </text:span><text:span text:style-name="T22">(</text:span><text:span text:style-name="T14">Δt</text:span><text:span text:style-name="T2">1</text:span><text:span text:style-name="T14"> – </text:span><text:span text:style-name="T16">Δ</text:span><text:span text:style-name="T14">t</text:span><text:span text:style-name="T2">0</text:span><text:span text:style-name="T22">)</text:span></text:p>
      <text:p text:style-name="P9"><text:span text:style-name="T22"/></text:p>
      <text:p text:style-name="P13"><text:span text:style-name="T35">A</text:span><text:span text:style-name="T34"> normalized </text:span><text:span text:style-name="T35">virtual particle</text:span><text:span text:style-name="T34"> </text:span><text:span text:style-name="T35">has</text:span><text:span text:style-name="T34"> time interval `</text:span><text:span text:style-name="T24">Δt </text:span><text:span text:style-name="T29">= 1`, </text:span><text:span text:style-name="T30">so a faster way to compute is the following</text:span><text:span text:style-name="T14">:</text:span></text:p>
      <text:p text:style-name="P8"><text:span text:style-name="T20"/></text:p>
      <text:p text:style-name="P11"><text:span text:style-name="T22"><text:tab/></text:span><text:span text:style-name="T24">Δ</text:span><text:span text:style-name="T27">s</text:span><text:span text:style-name="T10">0</text:span><text:span text:style-name="T27">’ = </text:span><text:span text:style-name="T24">Δs</text:span><text:span text:style-name="T11">0</text:span><text:span text:style-name="T24"> </text:span><text:span text:style-name="T27">(</text:span><text:span text:style-name="T28">1</text:span><text:span text:style-name="T24"> </text:span><text:span text:style-name="T26">– F</text:span><text:span text:style-name="T11">0</text:span><text:span text:style-name="T28">/F</text:span><text:span text:style-name="T11">1</text:span><text:span text:style-name="T27">)</text:span><text:span text:style-name="T24"> </text:span><text:span text:style-name="T25">+</text:span><text:span text:style-name="T9"> </text:span><text:span text:style-name="T15">Δv</text:span><text:span text:style-name="T13">0</text:span><text:span text:style-name="T17"> </text:span><text:span text:style-name="T22">(</text:span><text:span text:style-name="T32">1</text:span><text:span text:style-name="T17">/</text:span><text:span text:style-name="T32">F</text:span><text:span text:style-name="T12">1</text:span><text:span text:style-name="T17"> – </text:span><text:span text:style-name="T32">1</text:span><text:span text:style-name="T17">/</text:span><text:span text:style-name="T32">F</text:span><text:span text:style-name="T12">0</text:span><text:span text:style-name="T22">)</text:span></text:p>
      <text:p text:style-name="P8"><text:span text:style-name="T20"/></text:p>
      <text:p text:style-name="P14"><text:span text:style-name="T35">D</text:span><text:span text:style-name="T14">isplacement relative to another particle can be found using only the scale forces. </text:span><text:span text:style-name="T36">Since the displacement is the only difference, this</text:span><text:span text:style-name="T35"> </text:span><text:span text:style-name="T36">equation can be used to compare effects of </text:span><text:span text:style-name="T37">using </text:span><text:span text:style-name="T36">the actua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07:37.784906000</meta:creation-date>
    <dc:date>2018-05-11T01:36:17.829467000</dc:date>
    <meta:editing-duration>PT11M1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1" meta:word-count="455" meta:character-count="2388" meta:non-whitespace-character-count="1937"/>
  </office:meta>
</office:document-meta>
</file>